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69198BC4CAB5B31EFC.png" manifest:media-type="image/png"/>
  <manifest:file-entry manifest:full-path="Pictures/10000000000000400000004042776C84ADEACD8E.png" manifest:media-type="image/png"/>
  <manifest:file-entry manifest:full-path="Pictures/100000000000004000000040606029271572BEC0.png" manifest:media-type="image/png"/>
  <manifest:file-entry manifest:full-path="Pictures/100000000000004000000040E972D7F7E176BD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4cm" fo:min-width="9.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16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056cm" svg:height="2.116cm" svg:x="10.218cm" svg:y="15.6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10.875cm" svg:y="15.918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6cm" svg:height="2.116cm" svg:x="10.218cm" svg:y="17.7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10.875cm" svg:y="18.119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6cm" svg:x="10.278cm" svg:y="13.6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5cm" svg:x="10.875cm" svg:y="13.704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4cm" svg:height="2.115cm" svg:x="7.211cm" svg:y="17.844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6cm" svg:height="2.115cm" svg:x="4.155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5cm" svg:x="4.752cm" svg:y="17.936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5cm" svg:x="1.1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6cm" svg:x="1.755cm" svg:y="18.081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6cm" svg:x="25.343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25.999cm" svg:y="1.322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7cm" svg:x="22.334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7cm" svg:height="1.555cm" svg:x="22.931cm" svg:y="1.093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7cm" svg:x="19.279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19.935cm" svg:y="1.237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7cm" svg:x="1.1cm" svg:y="15.7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7cm" svg:height="1.557cm" svg:x="1.698cm" svg:y="15.818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5cm" svg:height="2.116cm" svg:x="1.1cm" svg:y="13.611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5cm" svg:height="2.116cm" svg:x="1.222cm" svg:y="11.5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6cm" svg:x="1.877cm" svg:y="11.775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5cm" svg:height="2.116cm" svg:x="4.277cm" svg:y="11.538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4cm" svg:height="2.117cm" svg:x="4.294cm" svg:y="9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4.891cm" svg:y="9.513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5cm" svg:x="4.277cm" svg:y="7.3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6cm" svg:x="4.932cm" svg:y="7.628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5cm" svg:height="2.115cm" svg:x="1.222cm" svg:y="7.306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5cm" svg:height="2.116cm" svg:x="25.389cm" svg:y="5.2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6cm" svg:x="25.986cm" svg:y="5.296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5cm" svg:x="25.285cm" svg:y="3.0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6cm" svg:x="25.941cm" svg:y="3.308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6cm" svg:x="1.222cm" svg:y="5.2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7cm" svg:height="1.557cm" svg:x="1.819cm" svg:y="5.296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4cm" svg:x="1.222cm" svg:y="1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7cm" svg:height="1.557cm" svg:x="1.819cm" svg:y="1.157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5cm" svg:height="2.116cm" svg:x="1.222cm" svg:y="3.088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4cm" svg:height="2.114cm" svg:x="7.332cm" svg:y="1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7.929cm" svg:y="1.157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4cm" svg:x="4.277cm" svg:y="1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6cm" svg:x="4.932cm" svg:y="1.302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5cm" svg:x="16.329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5cm" svg:x="16.926cm" svg:y="17.936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6cm" svg:height="2.115cm" svg:x="22.489cm" svg:y="17.844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6cm" svg:height="2.115cm" svg:x="19.384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9cm" svg:height="1.556cm" svg:x="20.039cm" svg:y="18.081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5cm" svg:x="25.545cm" svg:y="1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6cm" svg:x="26.201cm" svg:y="18.081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6cm" svg:height="2.117cm" svg:x="25.486cm" svg:y="15.7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26.143cm" svg:y="16.049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8cm" svg:x="16.271cm" svg:y="15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16.926cm" svg:y="16.142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4cm" svg:x="16.271cm" svg:y="13.7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16.866cm" svg:y="13.795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6cm" svg:height="2.115cm" svg:x="16.207cm" svg:y="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9cm" svg:height="1.555cm" svg:x="16.805cm" svg:y="1.093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6cm" svg:height="2.116cm" svg:x="16.207cm" svg:y="3.115cm">
            <text:p text:style-name="P3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5cm" svg:height="2.116cm" svg:x="13.152cm" svg:y="3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9cm" svg:height="1.557cm" svg:x="13.808cm" svg:y="3.353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5cm" svg:height="2.116cm" svg:x="10.215cm" svg:y="3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7cm" svg:x="10.871cm" svg:y="3.437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5cm" svg:height="2.115cm" svg:x="10.215cm" svg:y="1cm">
            <text:p text:style-name="P3"><text:span text:style-name="T1">?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4" draw:layer="layout" svg:width="3.056cm" svg:height="2.116cm" svg:x="25.486cm" svg:y="13.611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5cm" svg:height="2.115cm" svg:x="25.511cm" svg:y="11.5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5cm" svg:x="26.167cm" svg:y="11.761cm">
            <draw:image xlink:href="Pictures/100000000000004000000040E972D7F7E176BD7F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4" draw:layer="layout" svg:width="3.056cm" svg:height="2.115cm" svg:x="25.435cm" svg:y="7.214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4" draw:layer="layout" svg:width="3.054cm" svg:height="2.117cm" svg:x="22.381cm" svg:y="9.329cm">
            <text:p text:style-name="P3"><text:span text:style-name="T1">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054cm" svg:height="2.116cm" svg:x="22.498cm" svg:y="11.4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8cm" svg:height="1.556cm" svg:x="23.095cm" svg:y="11.538cm">
            <draw:image xlink:href="Pictures/100000000000004000000040606029271572BEC0.png" xlink:type="simple" xlink:show="embed" xlink:actuate="onLoad" loext:mime-type="image/png">
              <text:p/>
            </draw:image>
          </draw:frame>
        </draw:g>
        <draw:g>
          <draw:custom-shape draw:style-name="gr1" draw:text-style-name="P1" draw:layer="layout" svg:width="3.054cm" svg:height="2.115cm" svg:x="22.381cm" svg:y="7.2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89cm" svg:height="1.556cm" svg:x="23.036cm" svg:y="7.536cm">
            <draw:image xlink:href="Pictures/10000000000000400000004042776C84ADEACD8E.png" xlink:type="simple" xlink:show="embed" xlink:actuate="onLoad" loext:mime-type="image/png">
              <text:p/>
            </draw:image>
          </draw:frame>
        </draw:g>
        <draw:frame draw:style-name="gr4" draw:text-style-name="P5" draw:layer="layout" svg:width="9.64cm" svg:height="2.604cm" svg:x="10.572cm" svg:y="10.069cm">
          <draw:text-box>
            <text:p><text:span text:style-name="T1">Pictionary</text:span></text:p>
          </draw:text-box>
        </draw:frame>
        <draw:frame draw:style-name="gr5" draw:text-style-name="P6" draw:layer="layout" svg:width="2.241cm" svg:height="1.17cm" svg:x="10.701cm" svg:y="12.546cm">
          <draw:text-box>
            <text:p>Start</text:p>
          </draw:text-box>
        </draw:frame>
        <draw:frame draw:style-name="gr6" draw:text-style-name="P6" draw:layer="layout" svg:width="2.663cm" svg:height="1.17cm" svg:x="16.481cm" svg:y="12.546cm">
          <draw:text-box>
            <text:p>Finish</text:p>
          </draw:text-box>
        </draw:frame>
        <draw:frame draw:style-name="gr7" draw:text-style-name="P3" draw:layer="layout" svg:width="5.8cm" svg:height="4.22cm" svg:x="12cm" svg:y="6.2cm">
          <draw:image xlink:href="Pictures/10000201000004B000000369198BC4CAB5B31EF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7-17T00:30:28.66</meta:creation-date>
    <dc:date>2020-10-05T11:26:33.193102184</dc:date>
    <meta:editing-duration>PT2M9S</meta:editing-duration>
    <meta:editing-cycles>4</meta:editing-cycles>
    <meta:generator>LibreOffice/6.4.6.2$Linux_X86_64 LibreOffice_project/40$Build-2</meta:generator>
    <meta:document-statistic meta:object-count="116"/>
  </office:meta>
</office:document-meta>
</file>